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e812" officeooo:paragraph-rsid="0007217e" style:font-weight-asian="bold" style:font-weight-complex="bold"/>
    </style:style>
    <style:style style:name="P2" style:family="paragraph" style:parent-style-name="Standard">
      <style:text-properties fo:font-weight="bold" officeooo:rsid="0007217e" officeooo:paragraph-rsid="0007217e" style:font-weight-asian="bold" style:font-weight-complex="bold"/>
    </style:style>
    <style:style style:name="P3" style:family="paragraph" style:parent-style-name="Standard">
      <style:text-properties fo:font-weight="normal" officeooo:rsid="0004e812" officeooo:paragraph-rsid="0007217e" style:font-weight-asian="normal" style:font-weight-complex="normal"/>
    </style:style>
    <style:style style:name="P4" style:family="paragraph" style:parent-style-name="Standard">
      <style:text-properties fo:font-weight="normal" officeooo:rsid="0007217e" officeooo:paragraph-rsid="0007217e" style:font-weight-asian="normal" style:font-weight-complex="normal"/>
    </style:style>
    <style:style style:name="P5" style:family="paragraph" style:parent-style-name="Standard">
      <style:text-properties fo:font-weight="normal" officeooo:rsid="0007217e" officeooo:paragraph-rsid="0008f4ca" style:font-weight-asian="normal" style:font-weight-complex="normal"/>
    </style:style>
    <style:style style:name="P6" style:family="paragraph" style:parent-style-name="Standard">
      <style:text-properties fo:font-weight="normal" officeooo:rsid="002b079f" officeooo:paragraph-rsid="0007217e" style:font-weight-asian="normal" style:font-weight-complex="normal"/>
    </style:style>
    <style:style style:name="P7" style:family="paragraph" style:parent-style-name="Standard">
      <style:text-properties officeooo:rsid="0017aeb2" officeooo:paragraph-rsid="0007217e"/>
    </style:style>
    <style:style style:name="P8" style:family="paragraph" style:parent-style-name="Standard">
      <style:text-properties officeooo:rsid="002908f2" officeooo:paragraph-rsid="0007217e"/>
    </style:style>
    <style:style style:name="P9" style:family="paragraph" style:parent-style-name="Standard">
      <style:text-properties officeooo:rsid="002b079f" officeooo:paragraph-rsid="0007217e"/>
    </style:style>
    <style:style style:name="T1" style:family="text">
      <style:text-properties officeooo:rsid="0007217e"/>
    </style:style>
    <style:style style:name="T2" style:family="text">
      <style:text-properties fo:font-weight="normal" officeooo:rsid="0007217e" style:font-weight-asian="normal" style:font-weight-complex="normal"/>
    </style:style>
    <style:style style:name="T3" style:family="text">
      <style:text-properties fo:font-weight="normal" officeooo:rsid="000660a9" style:font-weight-asian="normal" style:font-weight-complex="normal"/>
    </style:style>
    <style:style style:name="T4" style:family="text">
      <style:text-properties fo:font-weight="normal" officeooo:rsid="0008f4ca" style:font-weight-asian="normal" style:font-weight-complex="normal"/>
    </style:style>
    <style:style style:name="T5" style:family="text">
      <style:text-properties officeooo:rsid="001f6e83"/>
    </style:style>
    <style:style style:name="T6" style:family="text">
      <style:text-properties officeooo:rsid="002908f2"/>
    </style:style>
    <style:style style:name="T7" style:family="text">
      <style:text-properties officeooo:rsid="002b079f"/>
    </style:style>
    <style:style style:name="T8" style:family="text">
      <style:text-properties officeooo:rsid="002e772c"/>
    </style:style>
    <style:style style:name="T9" style:family="text">
      <style:text-properties officeooo:rsid="0008f4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CHISE LINUX USER GROUP MEETING 1<text:span text:style-name="T1">3 January 2016</text:span> MINUTES</text:p>
      <text:p text:style-name="P3"><text:tab/>The <text:span text:style-name="T1">eighth</text:span> meeting of the CLUG was held at the University of Arizona, Sierra Vista campus, room C165A North on 1<text:span text:style-name="T1">3</text:span> <text:span text:style-name="T1">January</text:span> 201<text:span text:style-name="T1">6</text:span> at 1700-1800. <text:s/><text:span text:style-name="T1">Eight</text:span> people attended the meeting. </text:p>
      <text:p text:style-name="P1">UPCOMING EVENTS:</text:p>
      <text:p text:style-name="P1"><text:tab/><text:span text:style-name="T2">21-26 January - </text:span><text:span text:style-name="T3">The Southern California Linux Expo 14x will be held 21-26 at the Pasadina Convention Center. It is expected to host 150 exhibitors and 130 sessions, tutorials, and special events. </text:span><text:a xlink:type="simple" xlink:href="https://www.socallinuxexpo.org/scale/14x" text:style-name="Internet_20_link"><text:span text:style-name="T3">https://www.socallinuxexpo.org/scale/14x</text:span></text:a><text:span text:style-name="T3"> Full access pass is only $75 and a 50% discount code can be obtained from PLUG. Volunteers are needed so if you want to volunteer please contact </text:span><text:a xlink:type="simple" xlink:href="mailto:toddc@azloco.com" text:style-name="Internet_20_link"><text:span text:style-name="T3">toddc@azloco.com</text:span></text:a><text:span text:style-name="T3"> or </text:span><text:a xlink:type="simple" xlink:href="mailto:philipballew@ubuntu.com"><text:span text:style-name="T3">philipballew@ubuntu.com</text:span></text:a><text:span text:style-name="T3">. <text:s/></text:span><text:span text:style-name="T4">Contact Rex Bouwense if you plan to go so he can get you the 50% discount code. <text:s/>Before deciding to attend check the hotels in the area for availability.</text:span><text:span text:style-name="T3"><text:line-break/>Concurrently, the Ubucon will be held at the same location 21-22 January 2016. </text:span><text:a xlink:type="simple" xlink:href="https://insights.ubuntu.com/2015/10/21/announcing-the-ubucon-summit/" text:style-name="Internet_20_link"><text:span text:style-name="T3">https://insights.ubuntu.com/2015/10/21/announcing-the-ubucon-summit/</text:span></text:a><text:span text:style-name="T3"> Mark Shuttleworth will be giving the keynote address.</text:span></text:p>
      <text:p text:style-name="P3"><text:tab/>23 January – CLUG meeting at the Sierra Vista public library conference room at 1400-1545. <text:s/>There will be a presentation on web site creation <text:span text:style-name="T1">using Git and Jekyll</text:span> by Jake Strechek.</text:p>
      <text:p text:style-name="P3"><text:tab/><text:span text:style-name="T5">28 January Ubuntu Hour 1800-1900 hours <text:s/>Schlotzsky's Cafe (hosted by Rex)</text:span></text:p>
      <text:p text:style-name="P2">MEETING FORMAT:</text:p>
      <text:p text:style-name="P7"><text:span text:style-name="T6">Meeting format for those of you that have a short memory like Rex</text:span></text:p>
      <text:p text:style-name="P8"><text:tab/>(1). <text:s/>Administrative &amp; house keeping announcements – 5 minutes</text:p>
      <text:p text:style-name="P8"><text:tab/>(2). <text:s/>Linux &amp; FOSS news – 5 minutes</text:p>
      <text:p text:style-name="P7"><text:tab/><text:span text:style-name="T7">(3). <text:s/>App pick and/or Terminal command of the month – 5 minutes</text:span></text:p>
      <text:p text:style-name="P9"><text:tab/>(4). <text:s/>Presentation – <text:span text:style-name="T8">20-30 minutes</text:span></text:p>
      <text:p text:style-name="P6"><text:tab/>(5). <text:s/>Questions/problems/Comments – As long as it takes</text:p>
      <text:p text:style-name="P2">DOWN THE ROAD:</text:p>
      <text:p text:style-name="P4"><text:tab/>The AZLOCO and Plug co-sponsor an install-fest on the first and third Saturdays of each month from 1000-1600. <text:s/>So far there are 2 people signed up for the 6 Feb event and 3 for the 20 Feb event. <text:s/>Please contact Rex if you desire to attend also if you are willing to drive.</text:p>
      <text:p text:style-name="P2">NEWS:</text:p>
      <text:p text:style-name="P4"><text:tab/>The CLUG meeting announcements are now being published in the Sierra Vista Herald (web site and in print). <text:s/>Check the local newspaper and <text:a xlink:type="simple" xlink:href="http://www.svherald.com/calendar/#/">http://www.svherald.com/calendar/#/</text:a>.</text:p>
      <text:p text:style-name="P2">PRESENTATIONS:</text:p>
      <text:p text:style-name="P5"><text:tab/>Paul Bernard gave a presentation on GIT. <text:s/>It was a primer for the presentation to be given at the next meeting on creating web sites with Jekyll. It covered the steps required to create a GIT HUB account and some basic steps needed to start and revise a project.</text:p>
      <text:p text:style-name="P5"><text:tab/><text:span text:style-name="T9">Rex Bouwense gave a short presentation on Gparted. (What it is and what you can use it to do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x Bouwense</meta:initial-creator>
    <meta:creation-date>2016-01-14T11:06:59.519959589</meta:creation-date>
    <dc:date>2016-01-14T12:05:11.700428388</dc:date>
    <dc:creator>Rex Bouwense</dc:creator>
    <meta:editing-duration>PT22M30S</meta:editing-duration>
    <meta:editing-cycles>1</meta:editing-cycles>
    <meta:document-statistic meta:table-count="0" meta:image-count="0" meta:object-count="0" meta:page-count="1" meta:paragraph-count="20" meta:word-count="398" meta:character-count="2462" meta:non-whitespace-character-count="2050"/>
    <meta:generator>LibreOffice/4.2.8.2$Linux_x86 LibreOffice_project/420m0$Build-2</meta:generator>
  </office:meta>
</office:document-meta>
</file>